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0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language="en" fo:country="US" fo:font-weight="bold" style:font-weight-asian="bold" style:font-weight-complex="bold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n" fo:country="US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language="en" fo:country="US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n" fo:country="US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353cm"/>
      <style:text-properties fo:language="en" fo:country="US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language="en" fo:country="U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1" table:number-columns-repeated="1021" table:default-cell-style-name="ce5"/>
        <table:table-row table:style-name="ro1">
          <table:table-cell table:style-name="ce1" office:value-type="string" table:number-columns-spanned="2" table:number-rows-spanned="1">
            <text:p>I CAN HAS SLEEP ETC.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Sleeping bag</text:p>
          </table:table-cell>
          <table:table-cell/>
          <table:table-cell table:style-name="ce7" office:value-type="string" table:number-columns-spanned="3" table:number-rows-spanned="3">
            <text:p><text:span text:style-name="T1">USAGE:</text:span> Just put an “OK” or “n/a” in column A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2"/>
          <table:table-cell office:value-type="string">
            <text:p>Mattress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office:value-type="string">
            <text:p>Wash bag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Tooth pas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ooth brush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Aspirin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ondom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Shower gel / shampoo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Handkerchief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ampon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Medication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Refreshment towels (throwaway)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Insect repellent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Ear plugs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I SHALL NOT COME NAKED</text:p>
          </table:table-cell>
          <table:covered-table-cell/>
          <table:table-cell table:number-columns-repeated="1022"/>
        </table:table-row>
        <table:table-row table:style-name="ro1">
          <table:table-cell table:style-name="ce3"/>
          <table:table-cell office:value-type="string">
            <text:p>T-Shirt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ullover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ants / trouser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ock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horts / Undi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arger towe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athing sui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Jac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ho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ight shoes / sandal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Rain jac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ox for glasse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Glasses clean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Umbrella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LITTLE THINGS THAT AMUSE ME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Reading materia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An analog gam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obacco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Charging cabl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Walle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ontains money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ontains ticket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Health insuranc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Non-essentials removed?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GOD, I HATE CAMPING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Ten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ent pegs?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Dishes &amp; eating iron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Pla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Mug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Eating irons (spork, knife)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Penknif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rovision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Drinking bottl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Rubber boot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amp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oilet paper and baby wip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ortable ash tray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lan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Rescue blan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rash bag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Fire extinguisher if possibl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Comfy chair, maybe table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GIVE ME NERDY THINGS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Laptop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Ethernet cable (l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multiple socket plug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ower cable (l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USB drive for sneakernet connection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omething to put laptop on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EVIL DAYSTAR IS EVIL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Sun glass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A nice ha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un screen (str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athing suit (not the Borat one)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TEH CAMP 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Micro USB cable (r0ketbadge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DECT phon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harg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ist of SSH fingerprints etc.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GPS</text:p>
          </table:table-cell>
          <table:table-cell table:number-columns-repeated="1022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transparent" fo:border="0.002cm solid #000000" style:rotation-angle="90" style:vertical-justify="auto"/>
      <style:paragraph-properties css3t:text-justify="auto"/>
      <style:text-properties style:font-name="Arial Black" fo:font-size="15pt" fo:font-style="normal" fo:font-weight="normal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4.08.2011</text:date>, <text:time>19:0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1T20:10:42</meta:creation-date>
    <dc:date>2011-08-04T19:08:10</dc:date>
    <meta:editing-duration>PT2H38M17S</meta:editing-duration>
    <meta:editing-cycles>43</meta:editing-cycles>
    <meta:generator>LibreOffice/3.3$Linux LibreOffice_project/330m19$Build-202</meta:generator>
    <dc:creator>orange </dc:creator>
    <meta:document-statistic meta:table-count="3" meta:cell-count="78" meta:object-count="0"/>
  </office:meta>
</office:document-meta>
</file>